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officeooo:rsid="001191dd" officeooo:paragraph-rsid="001191dd" style:font-size-asian="19.25pt" style:font-size-complex="22pt"/>
    </style:style>
    <style:style style:name="P2" style:family="paragraph" style:parent-style-name="Standard">
      <style:text-properties officeooo:paragraph-rsid="001191dd"/>
    </style:style>
    <style:style style:name="T1" style:family="text">
      <style:text-properties fo:font-size="22pt" officeooo:rsid="001191dd" style:font-size-asian="19.25pt" style:font-size-complex="22pt"/>
    </style:style>
    <style:style style:name="T2" style:family="text">
      <style:text-properties fo:font-size="22pt" style:font-size-asian="22pt"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VM (Java Virtual Machine): an engine that provides runtime environment to drive the Java Code or applications.</text:p>
      <text:p text:style-name="P1">- It converts Java Bytecode into machines language</text:p>
      <text:p text:style-name="P1">- It is a part of JRE(Java Runtime Environment)</text:p>
      <text:p text:style-name="P1"/>
      <text:p text:style-name="P1">JVM architecture:</text:p>
      <text:p text:style-name="P1"/>
      <text:p text:style-name="P1">1. Class loader:</text:p>
      <text:p text:style-name="P1">The class loader is a subsystem used for loading class files. It performs three major functions viz. Loading, Linking, and Initialization. </text:p>
      <text:p text:style-name="P1"/>
      <text:p text:style-name="P1">2. Method Area:</text:p>
      <text:p text:style-name="P1">JVM Method Area stores class structures like metadata, the constant runtime pool, and the code for methods. </text:p>
      <text:p text:style-name="P1"/>
      <text:p text:style-name="P1">3. Heap</text:p>
      <text:p text:style-name="P1">All the Objects, their related instance variables, and arrays are stored in the heap. This memory is common and shared across multiple threads. </text:p>
      <text:p text:style-name="P1"/>
      <text:p text:style-name="P1">4. JVM language stacks:</text:p>
      <text:p text:style-name="P1">Java language Stacks store local variables, and it’s partial results. Each thread has its own JVM stack, created simultaneously as the thread is created. A new <text:soft-page-break/>frame is created whenever a method is invoked, and it is deleted when method invocation process is complete. </text:p>
      <text:p text:style-name="P1"/>
      <text:p text:style-name="P1">5. PC Registers:</text:p>
      <text:p text:style-name="P1">PC register store the address of the Java virtual machine instruction which is currently executing. In Java, each thread has its separate PC register. </text:p>
      <text:p text:style-name="P1"/>
      <text:p text:style-name="P1">6. Native Method Stacks:</text:p>
      <text:p text:style-name="P1">Native method stacks hold the instruction of native code depends on the native library. It is written in another language instead of Java. </text:p>
      <text:p text:style-name="P1"/>
      <text:p text:style-name="P1">7. Execution Engine:</text:p>
      <text:p text:style-name="P1">It is a type of software used to test hardware, software, or complete systems. The test execution engine never carries any information about the tested product. </text:p>
      <text:p text:style-name="P1"/>
      <text:p text:style-name="P1">8. Native Method interface:</text:p>
      <text:p text:style-name="P1">The Native Method Interface is a programming framework. It allows Java code which is running in a JVM to call by libraries and native applications.</text:p>
      <text:p text:style-name="P1"/>
      <text:p text:style-name="P1">9. Native Method libraries:</text:p>
      <text:p text:style-name="P1"><text:soft-page-break/>Native Libraries is a collection of the Native Libraries(C, C++) which are needed by the Execution Engine. </text:p>
      <text:p text:style-name="P1"/>
      <text:p text:style-name="P1"/>
      <text:p text:style-name="P1">JVM in android:</text:p>
      <text:p text:style-name="P2"><text:span text:style-name="T1">- </text:span><text:bookmark text:name="__w2_w2uLb6rP4_answer_content"/><text:span text:style-name="T2">For the Java Platform, Java Bytecode is executed by the Java Virtual Machine.  The compiler converts source code written in the Java Programming Language, or any other JVM language, into bytecode for the JVM.</text:span></text:p>
      <text:p text:style-name="P2"><text:span text:style-name="T2">- </text:span><text:bookmark text:name="__w2_w2uLb6rP4_answer_content1"/><text:span text:style-name="T2">For Android, the compiler converts source code written in the Java Programming Language into bytecode for the Dalvik Virtual Machine.</text:span></text:p>
      <text:p text:style-name="P2"><text:span text:style-name="T2">- </text:span><text:bookmark text:name="__w2_w2uLb6rP4_answer_content2"/><text:span text:style-name="T2">Android does not have a JVM.  The JVM and DVM work in entirely different ways.  One is a stack-based system, the other is a register based system.</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08:46:27.424699426</meta:creation-date>
    <meta:generator>LibreOffice/6.2.7.1$Linux_X86_64 LibreOffice_project/20$Build-1</meta:generator>
    <dc:date>2019-10-04T09:00:20.977879383</dc:date>
    <meta:editing-duration>PT13M54S</meta:editing-duration>
    <meta:editing-cycles>1</meta:editing-cycles>
    <meta:document-statistic meta:table-count="0" meta:image-count="0" meta:object-count="0" meta:page-count="3" meta:paragraph-count="26" meta:word-count="373" meta:character-count="2273" meta:non-whitespace-character-count="1915"/>
  </office:meta>
</office:document-meta>
</file>